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style:text-properties officeooo:rsid="001cf3d9" officeooo:paragraph-rsid="001cf3d9"/>
    </style:style>
    <style:style style:name="P2" style:family="paragraph" style:parent-style-name="Standard">
      <style:paragraph-properties fo:line-height="115%"/>
      <style:text-properties officeooo:rsid="001cf3d9" officeooo:paragraph-rsid="001e62a9"/>
    </style:style>
    <style:style style:name="P3" style:family="paragraph" style:parent-style-name="Standard">
      <style:paragraph-properties fo:line-height="115%"/>
      <style:text-properties officeooo:rsid="001cf3d9" officeooo:paragraph-rsid="0021b29b"/>
    </style:style>
    <style:style style:name="T1" style:family="text">
      <style:text-properties officeooo:rsid="001d08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att Whiting</text:p>
      <text:p text:style-name="P1">2 Feb 2018</text:p>
      <text:p text:style-name="P1">Project Proposal</text:p>
      <text:p text:style-name="P1"><text:tab/></text:p>
      <text:p text:style-name="P2"><text:tab/><text:span text:style-name="T1">As anyone who has kept up with the popular culture in the United States over the recent few years could tell you, there is a frightfully large number of parents electing to not vaccinate their children. The historic trend indicates that this movement will likely not go away any time soon. Thus, its persistence warrants investigation, as one would think that outbreaks of preventable disease would be enough to cajole US citizens to property vaccinate – and thereby protect – their children. Alas, this does not seem to be the case. </text:span></text:p>
      <text:p text:style-name="P3"><text:span text:style-name="T1"><text:tab/>The only reasonable course of action is to study this relationship. One must remember that culture and social interaction are not easily boiled down to simple relationships. There are many interactions, both at the personal and institutional level, to consider. There exists interplay between members of the anti-vaccination (“antivax”) movement popular media, between individual antivaxxers and members of their immediate family, between government agencies and healthcare professionals, and so on and so forth. </text:span></text:p>
      <text:p text:style-name="P3"><text:span text:style-name="T1"><text:tab/>These connections are well suited for mathematical modeling for a number of reasons. Consider a person who does not openly support the antivax movement, yet harbors internal sympathy towards the movement’s ideals. This person would likely not actively spread antivax ideas to those around them unless provoked by something – perhaps a news story, or meeting a fellow antivaxxer. In any case, that person would “switch on” and begin contributing to the increase of antivaxxers across the board. Many questions naturally arise regarding this system of social interaction. Consider also a national agency with the ability to reach a large audience while carrying an air of authority. This agency, during times of low disease outbreak, would likely not conduct extensive public education campaigns. </text:span></text:p>
      <text:p text:style-name="P1"/>
      <text:p text:style-name="P1"/>
      <text:p text:style-name="P1"><text:a xlink:type="simple" xlink:href="https://www.ncbi.nlm.nih.gov/pmc/articles/PMC3906279/" text:style-name="Internet_20_link" text:visited-style-name="Visited_20_Internet_20_Link">https://www.ncbi.nlm.nih.gov/pmc/articles/PMC3906279/</text:a></text:p>
      <text:p text:style-name="P1"><text:a xlink:type="simple" xlink:href="https://academic.oup.com/ofid/article/4/3/ofx146/3978712" text:style-name="Internet_20_link" text:visited-style-name="Visited_20_Internet_20_Link">https://academic.oup.com/ofid/article/4/3/ofx146/3978712</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4:54:54.710000000</meta:creation-date>
    <dc:date>2019-02-05T18:30:53.748000000</dc:date>
    <meta:editing-duration>PT2H3M57S</meta:editing-duration>
    <meta:editing-cycles>1</meta:editing-cycles>
    <meta:generator>LibreOffice/6.1.4.2$Windows_X86_64 LibreOffice_project/9d0f32d1f0b509096fd65e0d4bec26ddd1938fd3</meta:generator>
    <meta:document-statistic meta:table-count="0" meta:image-count="0" meta:object-count="0" meta:page-count="1" meta:paragraph-count="9" meta:word-count="293" meta:character-count="1994" meta:non-whitespace-character-count="1699"/>
  </office:meta>
</office:document-meta>
</file>